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ce181e"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5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language="en" fo:country="US" style:font-size-asian="20pt" style:font-size-complex="20pt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17f76c" officeooo:paragraph-rsid="0017f76c"/>
    </style:style>
    <style:style style:name="P8" style:family="paragraph" style:parent-style-name="Standard" style:list-style-name="L2"/>
    <style:style style:name="P9" style:family="paragraph" style:parent-style-name="Standard" style:list-style-name="L3">
      <style:text-properties officeooo:rsid="001a1a80" officeooo:paragraph-rsid="001a1a80"/>
    </style:style>
    <style:style style:name="P10" style:family="paragraph" style:parent-style-name="Standard" style:list-style-name="L3">
      <style:text-properties officeooo:rsid="001a3790" officeooo:paragraph-rsid="001a3790"/>
    </style:style>
    <style:style style:name="P11" style:family="paragraph" style:parent-style-name="Standard" style:list-style-name="L3">
      <style:text-properties officeooo:rsid="001df65d" officeooo:paragraph-rsid="001df65d"/>
    </style:style>
    <style:style style:name="P12" style:family="paragraph" style:parent-style-name="Standard" style:list-style-name="L4">
      <style:text-properties officeooo:rsid="001f805f" officeooo:paragraph-rsid="001f805f"/>
    </style:style>
    <style:style style:name="P13" style:family="paragraph" style:parent-style-name="Standard" style:list-style-name="L1">
      <style:text-properties officeooo:rsid="0020955b" officeooo:paragraph-rsid="0020955b"/>
    </style:style>
    <style:style style:name="P14" style:family="paragraph" style:parent-style-name="Standard" style:list-style-name="L2">
      <style:text-properties officeooo:rsid="0020955b" officeooo:paragraph-rsid="0020955b"/>
    </style:style>
    <style:style style:name="P15" style:family="paragraph" style:parent-style-name="Standard" style:list-style-name="L4">
      <style:text-properties officeooo:rsid="0020955b" officeooo:paragraph-rsid="0020955b"/>
    </style:style>
    <style:style style:name="P16" style:family="paragraph" style:parent-style-name="Standard" style:list-style-name="L3">
      <style:text-properties officeooo:rsid="0020955b" officeooo:paragraph-rsid="0020955b"/>
    </style:style>
    <style:style style:name="T1" style:family="text">
      <style:text-properties officeooo:rsid="0017f76c"/>
    </style:style>
    <style:style style:name="T2" style:family="text">
      <style:text-properties officeooo:rsid="0018b338"/>
    </style:style>
    <style:style style:name="T3" style:family="text">
      <style:text-properties officeooo:rsid="0020955b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 unitaire - <text:span text:style-name="T2">Collisions</text:span></text:p>
      <text:p text:style-name="P1">Projet Dungeon Of Cards</text:p>
      <text:p text:style-name="P2"/>
      <text:p text:style-name="P2"/>
      <text:p text:style-name="P3">Fonction<text:span text:style-name="T3">s</text:span> testée<text:span text:style-name="T3">s</text:span> :</text:p>
      <text:p text:style-name="Standard"/>
      <text:p text:style-name="P4"><text:tab/>Le<text:span text:style-name="T1">s collisions entre le personnage et les murs, coffres, portes et ennemis présent dans le labyrinthe.</text:span></text:p>
      <text:p text:style-name="Standard"/>
      <text:p text:style-name="P3">Cas valides :</text:p>
      <text:p text:style-name="Standard"/>
      <text:list xml:id="list924237024" text:style-name="L1">
        <text:list-item>
          <text:p text:style-name="P7">Combat déclenché lors de collision avec un ennemi,</text:p>
        </text:list-item>
        <text:list-item>
          <text:p text:style-name="P7">Ouverture du coffre lors de <text:span text:style-name="T3">la </text:span>collision avec <text:span text:style-name="T3">le joueur</text:span>,</text:p>
        </text:list-item>
        <text:list-item>
          <text:p text:style-name="P6">Le <text:span text:style-name="T1">personnage ne peut traverser les murs.</text:span></text:p>
        </text:list-item>
        <text:list-item>
          <text:p text:style-name="P13">Une collision avec une porte fermée bloque le joueur dans la salle,</text:p>
        </text:list-item>
        <text:list-item>
          <text:p text:style-name="P13">Une collision avec une porte ouverte transporte le joueur dans la salle liée.</text:p>
        </text:list-item>
      </text:list>
      <text:p text:style-name="Standard"/>
      <text:p text:style-name="P3">Cas invalides :</text:p>
      <text:p text:style-name="Standard"/>
      <text:list xml:id="list491951157" text:style-name="L2">
        <text:list-item>
          <text:p text:style-name="P8">Le<text:span text:style-name="T1">s coffres ne s’ouvrent pas lors de collision,</text:span></text:p>
        </text:list-item>
        <text:list-item>
          <text:p text:style-name="P8">Le <text:span text:style-name="T1">combat ne se lance pas lors de collision avec un ennemi,</text:span></text:p>
        </text:list-item>
        <text:list-item>
          <text:p text:style-name="P8">Le <text:span text:style-name="T1">personnage peut traverser les murs,</text:span></text:p>
        </text:list-item>
        <text:list-item>
          <text:p text:style-name="P14">Le joueur peut traverser les portes fermées,</text:p>
        </text:list-item>
        <text:list-item>
          <text:p text:style-name="P14">Les portes ouvertes ne déplacent pas le joueur.</text:p>
        </text:list-item>
      </text:list>
      <text:p text:style-name="Standard"/>
      <text:p text:style-name="P3">Jeux de données :</text:p>
      <text:p text:style-name="Standard"/>
      <text:list xml:id="list239369890" text:style-name="L3">
        <text:list-item>
          <text:p text:style-name="P9">Se déplacer pour effectuer une collision avec un coffre depuis différents angles d’arrivée (haut, bas <text:span text:style-name="T3">et </text:span>côtés),</text:p>
        </text:list-item>
        <text:list-item>
          <text:p text:style-name="P9">Se déplacer pour effectuer une collision avec un ennemi depuis différents angles d’arrivée (haut, bas <text:span text:style-name="T3">et</text:span> côtés),</text:p>
        </text:list-item>
        <text:list-item>
          <text:p text:style-name="P10">Percuter différents murs (chaque mur d’une salle) pour en tester les collisions.</text:p>
        </text:list-item>
        <text:list-item>
          <text:p text:style-name="P11">Se placer à l’angle de deux murs et tester leurs collisions à tous deux depuis cette position</text:p>
        </text:list-item>
        <text:list-item>
          <text:p text:style-name="P16">Tenter de passer une porte ouvertes,</text:p>
        </text:list-item>
        <text:list-item>
          <text:p text:style-name="P16">Tenter de passer une porte fermée.</text:p>
        </text:list-item>
      </text:list>
      <text:p text:style-name="Standard"/>
      <text:p text:style-name="P3">Résultats obtenus :</text:p>
      <text:p text:style-name="Standard"/>
      <text:list xml:id="list4138249829" text:style-name="L4">
        <text:list-item>
          <text:p text:style-name="P12">Collisions réussies avec les ennemis, quelque soit les côtés tentés,</text:p>
        </text:list-item>
        <text:list-item>
          <text:p text:style-name="P12">Collisions réussies avec les coffres, quelque soit les côtés tentés,</text:p>
        </text:list-item>
        <text:list-item>
          <text:p text:style-name="P12">Collisions réussies avec les murs, quelque soit les côtés tentés,</text:p>
        </text:list-item>
        <text:list-item>
          <text:p text:style-name="P12">Collisions réussies lorsque l’on se place dans les angles.</text:p>
        </text:list-item>
        <text:list-item>
          <text:p text:style-name="P15">Collisions réussies avec portes ouvertes et fermé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width="0.035cm" svg:stroke-color="#2f528f" draw:stroke-linejoin="miter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0:22:02.314852837</meta:creation-date>
    <dc:date>2020-05-12T14:24:53.650000000</dc:date>
    <meta:editing-duration>PT23M32S</meta:editing-duration>
    <meta:editing-cycles>9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29" meta:word-count="273" meta:character-count="1560" meta:non-whitespace-character-count="1336"/>
  </office:meta>
</office:document-meta>
</file>